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63464710652533" calcext:value-type="float">
            <text:p>0.63464710652533</text:p>
          </table:table-cell>
          <table:table-cell office:value-type="float" office:value="0.650029420344399" calcext:value-type="float">
            <text:p>0.65002942034439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6613735109986" calcext:value-type="float">
            <text:p>0.36613735109986</text:p>
          </table:table-cell>
          <table:table-cell office:value-type="float" office:value="0.451604649282515" calcext:value-type="float">
            <text:p>0.4516046492825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3004909153064" calcext:value-type="float">
            <text:p>0.43004909153064</text:p>
          </table:table-cell>
          <table:table-cell office:value-type="float" office:value="0.440179427323316" calcext:value-type="float">
            <text:p>0.44017942732331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4293327424446" calcext:value-type="float">
            <text:p>0.64293327424446</text:p>
          </table:table-cell>
          <table:table-cell office:value-type="float" office:value="0.674706521394035" calcext:value-type="float">
            <text:p>0.67470652139403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661404103983051" calcext:value-type="float">
            <text:p>0.661404103983051</text:p>
          </table:table-cell>
          <table:table-cell office:value-type="float" office:value="0.700526829020888" calcext:value-type="float">
            <text:p>0.70052682902088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64127552056763" calcext:value-type="float">
            <text:p>0.464127552056763</text:p>
          </table:table-cell>
          <table:table-cell table:style-name="ce2" office:value-type="float" office:value="0.712725176829927" calcext:value-type="float">
            <text:p>0.71272517682992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7])" office:value-type="float" office:value="0.661404103983051" calcext:value-type="float">
            <text:p>0.661404103983051</text:p>
          </table:table-cell>
          <table:table-cell table:style-name="Default" table:formula="of:=MAX([.G2:.G7])" office:value-type="float" office:value="0.712725176829927" calcext:value-type="float">
            <text:p>0.712725176829927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1T17:00:07.213031148</dc:date>
    <meta:editing-duration>PT47S</meta:editing-duration>
    <meta:editing-cycles>2</meta:editing-cycles>
    <meta:generator>LibreOffice/6.0.7.3$Linux_X86_64 LibreOffice_project/00m0$Build-3</meta:generator>
    <meta:document-statistic meta:table-count="1" meta:cell-count="71" meta:object-count="0"/>
  </office:meta>
</office:document-meta>
</file>